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rsid="001d1c44" officeooo:paragraph-rsid="001d1c44"/>
    </style:style>
    <style:style style:name="T1" style:family="text">
      <style:text-properties officeooo:rsid="001d1c44"/>
    </style:style>
    <style:style style:name="T2" style:family="text">
      <style:text-properties officeooo:rsid="00202f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ym Counter Project Proposal</text:p>
      <text:p text:style-name="P3"/>
      <text:p text:style-name="P2">Purpose:</text:p>
      <text:p text:style-name="P3">This proposal seeks clearance from NUS legal over PDPA concerns in setting up a camera device in Yale-NUS gym facility. </text:p>
      <text:p text:style-name="P3"/>
      <text:p text:style-name="P2">Project overview:</text:p>
      <text:p text:style-name="P3">This project aims to provide students real-time information about the current occupancy of the Yale-NUS gym. Access to this information is provided in the form of a website which indicates only the number of people in the gym along with the time that it was recorded. At no point in time is any image data saved or viewed. Only the number of people and timestamps are saved. Similarly, the system is designed such that administrators of the project also have no way of accessing or retaining any image data. In addition, an informal Cyber security risk assessment has been done by Mr Paramdeep Singh Raina of the IT department. He has vetted and given the green light over data protection and Cyber security <text:span text:style-name="T1">measures implemented in </text:span>the project.</text:p>
      <text:p text:style-name="P3"/>
      <text:p text:style-name="P2">System set-up and design details:</text:p>
      <text:p text:style-name="P3">The project comprises of two components which are the camera device and website server. The camera device is to be physically installed in the top corner of the gym and angled down. The camera device <text:span text:style-name="T1">is programmed to operate independently, </text:span>captur<text:span text:style-name="T1">ing</text:span> images every 10 seconds which are held temporarily until overwritten by the next captured image. During each interval, the current image is processed internally on the device to extract the number of people detected. This number is then encrypted and sent to the website server. The website server stores a database of <text:span text:style-name="T2">the number of </text:span>people detected at given timings and is responsible only for hosting the website which displays this information. This system design decouples the handling of the image data from the information <text:span text:style-name="T2">accessible by</text:span> users. Furthermore, to further safeguard access to the camera images, a firewall has been set up to block all incoming network connections to the camera device. Maintenance of the camera device must <text:span text:style-name="T2">hence </text:span>be done by physical removal. <text:span text:style-name="T2">I</text:span>n which case, any traces of current images <text:span text:style-name="T2">are</text:span> lost when the device is removed <text:span text:style-name="T2">or</text:span> switched off.</text:p>
      <text:p text:style-name="P3"/>
      <text:p text:style-name="P3"/>
      <text:p text:style-name="P3"/>
      <text:p text:style-name="P4">Project lead: Lee Koon Wen</text:p>
      <text:p text:style-name="P4">Email: lee_koonwen@u.yale-<text:span text:style-name="T2">nus</text:span>.edu.s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0T00:05:32.954596145</meta:creation-date>
    <dc:date>2021-07-10T00:23:09.037712634</dc:date>
    <meta:editing-duration>PT7M5S</meta:editing-duration>
    <meta:editing-cycles>2</meta:editing-cycles>
    <meta:generator>LibreOffice/7.1.4.2$Linux_X86_64 LibreOffice_project/10$Build-2</meta:generator>
    <meta:document-statistic meta:table-count="0" meta:image-count="0" meta:object-count="0" meta:page-count="1" meta:paragraph-count="9" meta:word-count="351" meta:character-count="2134" meta:non-whitespace-character-count="1791"/>
  </office:meta>
</office:document-meta>
</file>